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6 : Être visuellement</text:span></text:p>
          <text:p text:style-name="P1"><text:span text:style-name="T1">Agréable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5.7cm">
          <text:p text:style-name="P1"><text:span text:style-name="T2">FT11 : Faire en sorte qu’il </text:span></text:p>
          <text:p text:style-name="P1"><text:span text:style-name="T2">Attire le regard (boîtier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10cm">
          <text:p text:style-name="P1"><text:span text:style-name="T2">FT12 : Permettre à l’application</text:span></text:p>
          <text:p text:style-name="P1"><text:span text:style-name="T2">d’avoir une interface graphique</text:span></text:p>
          <text:p text:style-name="P1"><text:span text:style-name="T2">Propre et agréable au niveau</text:span></text:p>
          <text:p text:style-name="P1"><text:span text:style-name="T2">Des différents menu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5.7cm">
          <text:p text:style-name="P4">Design du boîti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10cm">
          <text:p text:style-name="P4">Web Desig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8cm" svg:y1="7.2cm" svg:x2="7.3cm" svg:y2="7.2cm">
          <text:p/>
        </draw:line>
        <draw:line draw:style-name="gr4" draw:text-style-name="P5" draw:layer="layout" svg:x1="13.9cm" svg:y1="7.2cm" svg:x2="14.8cm" svg:y2="7.2cm">
          <text:p/>
        </draw:line>
        <draw:line draw:style-name="gr4" draw:text-style-name="P5" draw:layer="layout" svg:x1="6.5cm" svg:y1="7.2cm" svg:x2="6.5cm" svg:y2="11.7cm">
          <text:p/>
        </draw:line>
        <draw:line draw:style-name="gr4" draw:text-style-name="P5" draw:layer="layout" svg:x1="6.5cm" svg:y1="11.7cm" svg:x2="7.3cm" svg:y2="11.7cm">
          <text:p/>
        </draw:line>
        <draw:line draw:style-name="gr4" draw:text-style-name="P5" draw:layer="layout" svg:x1="13.9cm" svg:y1="11.6cm" svg:x2="14.8cm" svg:y2="11.6cm">
          <text:p/>
        </draw:line>
        <draw:custom-shape draw:style-name="gr2" draw:text-style-name="P3" draw:layer="layout" svg:width="6.6cm" svg:height="3.2cm" svg:x="7.3cm" svg:y="14.3cm">
          <text:p text:style-name="P1"><text:span text:style-name="T2">FT13 : Faire qu’il ait des</text:span></text:p>
          <text:p text:style-name="P1"><text:span text:style-name="T2">Dimensions qui lui permettent</text:span></text:p>
          <text:p text:style-name="P1"><text:span text:style-name="T2">d’être transpor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14.3cm">
          <text:p text:style-name="P1"><text:span text:style-name="T2">Adapter les dimension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9cm" svg:y1="15.9cm" svg:x2="14.8cm" svg:y2="15.9cm">
          <text:p/>
        </draw:line>
        <draw:line draw:style-name="gr4" draw:text-style-name="P5" draw:layer="layout" svg:x1="6.5cm" svg:y1="11.6cm" svg:x2="6.5cm" svg:y2="15.9cm">
          <text:p/>
        </draw:line>
        <draw:line draw:style-name="gr4" draw:text-style-name="P5" draw:layer="layout" svg:x1="6.5cm" svg:y1="15.9cm" svg:x2="7.3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16T10:38:59.170253573</dc:date>
    <meta:editing-duration>PT13M15S</meta:editing-duration>
    <meta:editing-cycles>4</meta:editing-cycles>
    <meta:generator>LibreOffice/5.1.4.2$Linux_X86_64 LibreOffice_project/10m0$Build-2</meta:generator>
    <meta:document-statistic meta:object-count="15"/>
  </office:meta>
</office:document-meta>
</file>